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69cm" fo:min-width="1.219cm"/>
      <style:paragraph-properties style:writing-mode="lr-tb"/>
    </style:style>
    <style:style style:name="gr2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472cm" fo:min-width="0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/>
    </style:style>
    <style:style style:name="gr4" style:family="graphic" style:parent-style-name="objectwithoutfill">
      <style:graphic-properties draw:marker-end="Arrowheads_20_3" draw:marker-end-width="0.3cm" draw:fill="none"/>
    </style:style>
    <style:style style:name="gr5" style:family="graphic" style:parent-style-name="standard">
      <style:graphic-properties svg:stroke-width="0.081cm" svg:stroke-color="#ff5429" draw:marker-start-width="0.313cm" draw:marker-end-width="0.313cm" draw:fill="none" draw:textarea-horizontal-align="justify" draw:textarea-vertical-align="middle" draw:auto-grow-height="false" fo:min-height="9.219cm" fo:min-width="3.254cm" fo:padding-top="0.153cm" fo:padding-bottom="0.153cm" fo:padding-left="0.278cm" fo:padding-right="0.278cm"/>
    </style:style>
    <style:style style:name="gr6" style:family="graphic" style:parent-style-name="standard">
      <style:graphic-properties svg:stroke-width="0.081cm" svg:stroke-color="#3faf46" draw:marker-start-width="0.313cm" draw:marker-end-width="0.313cm" draw:fill="none" draw:textarea-horizontal-align="justify" draw:textarea-vertical-align="middle" draw:auto-grow-height="false" fo:min-height="9.219cm" fo:min-width="3.102cm" fo:padding-top="0.153cm" fo:padding-bottom="0.153cm" fo:padding-left="0.278cm" fo:padding-right="0.278cm"/>
    </style:style>
    <style:style style:name="gr7" style:family="graphic" style:parent-style-name="standard">
      <style:graphic-properties svg:stroke-width="0.081cm" svg:stroke-color="#3465a4" draw:marker-start-width="0.313cm" draw:marker-end-width="0.313cm" draw:fill="none" draw:fill-color="#ffffff" draw:textarea-horizontal-align="justify" draw:textarea-vertical-align="middle" draw:auto-grow-height="false" fo:min-height="9.219cm" fo:min-width="5.159cm" fo:padding-top="0.153cm" fo:padding-bottom="0.153cm" fo:padding-left="0.278cm" fo:padding-right="0.2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9" style:family="graphic" style:parent-style-name="standard">
      <style:graphic-properties svg:stroke-width="0.081cm" svg:stroke-color="#780373" draw:marker-start-width="0.313cm" draw:marker-end-width="0.313cm" draw:fill="none" draw:fill-color="#ffffff" draw:textarea-horizontal-align="justify" draw:textarea-vertical-align="middle" draw:auto-grow-height="false" fo:min-height="9.219cm" fo:min-width="4.27cm" fo:padding-top="0.153cm" fo:padding-bottom="0.153cm" fo:padding-left="0.278cm" fo:padding-right="0.278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3" style:family="text">
      <style:text-properties style:text-position="-8% 58%" style:font-name="Liberation Sans2" fo:font-size="10pt" style:font-name-asian="Liberation Sans2" style:font-size-asian="10pt" style:font-name-complex="Liberation Sans2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text-position="-8% 58%" fo:font-size="7pt" style:font-size-asian="7pt" style:font-size-complex="7pt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905cm" svg:height="1.905cm" svg:x="2.1cm" svg:y="4.575cm">
          <text:p text:style-name="P1"><text:span text:style-name="T1">batch</text:span></text:p>
          <text:p text:style-name="P1"><text:span text:style-name="T1">Pro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722cm" svg:x="4.005cm" svg:y="4.805cm">
          <draw:text-box>
            <text:p text:style-name="P2"><text:span text:style-name="T2">π</text:span><text:span text:style-name="T3">b</text:span></text:p>
          </draw:text-box>
        </draw:frame>
        <draw:custom-shape draw:style-name="gr1" draw:text-style-name="P4" xml:id="id2" draw:id="id2" draw:layer="layout" svg:width="1.905cm" svg:height="1.905cm" svg:x="5.91cm" svg:y="4.575cm">
          <text:p text:style-name="P4"><text:span text:style-name="T4">c12a</text:span></text:p>
          <text:p text:style-name="P4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4.005cm" svg:y1="5.527cm" svg:x2="5.91cm" svg:y2="5.527cm" draw:start-shape="id1" draw:start-glue-point="1" draw:end-shape="id2" draw:end-glue-point="3" svg:d="M4005 5527h1905" svg:viewBox="0 0 1906 1">
          <text:p/>
        </draw:connector>
        <draw:frame draw:style-name="gr2" draw:text-style-name="P3" draw:layer="layout" svg:width="1.905cm" svg:height="0.722cm" svg:x="7.615cm" svg:y="4.805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4" xml:id="id3" draw:id="id3" draw:layer="layout" svg:width="1.905cm" svg:height="1.905cm" svg:x="9.72cm" svg:y="4.575cm">
          <text:p text:style-name="P4"><text:span text:style-name="T5">recursive</text:span><text:span text:style-name="T6">1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7.815cm" svg:y1="5.527cm" svg:x2="9.72cm" svg:y2="5.527cm" draw:end-shape="id3" draw:end-glue-point="3" svg:d="M7815 5527h1905" svg:viewBox="0 0 1906 1">
          <text:p/>
        </draw:connector>
        <draw:frame draw:style-name="gr2" draw:text-style-name="P3" draw:layer="layout" svg:width="1.905cm" svg:height="0.722cm" svg:x="11.525cm" svg:y="5.005cm">
          <draw:text-box>
            <text:p text:style-name="P2"><text:span text:style-name="T2">π</text:span><text:span text:style-name="T3">re1</text:span></text:p>
          </draw:text-box>
        </draw:frame>
        <draw:custom-shape draw:style-name="gr1" draw:text-style-name="P4" xml:id="id4" draw:id="id4" draw:layer="layout" svg:width="1.905cm" svg:height="1.905cm" svg:x="13.53cm" svg:y="5.845cm">
          <text:p text:style-name="P4"><text:span text:style-name="T5">recursive</text:span><text:span text:style-name="T6">2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1.625cm" svg:y1="5.527cm" svg:x2="13.53cm" svg:y2="6.797cm" draw:end-shape="id4" draw:end-glue-point="3" svg:d="M11625 5527l1905 1270" svg:viewBox="0 0 1906 1271">
          <text:p/>
        </draw:connector>
        <draw:custom-shape draw:style-name="gr1" draw:text-style-name="P1" xml:id="id5" draw:id="id5" draw:layer="layout" svg:width="1.905cm" svg:height="1.905cm" svg:x="2.1cm" svg:y="7.115cm">
          <text:p text:style-name="P1"><text:span text:style-name="T1">batch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722cm" svg:x="4.005cm" svg:y="7.345cm">
          <draw:text-box>
            <text:p text:style-name="P2"><text:span text:style-name="T2">π</text:span><text:span text:style-name="T3">b</text:span></text:p>
          </draw:text-box>
        </draw:frame>
        <draw:custom-shape draw:style-name="gr1" draw:text-style-name="P4" xml:id="id6" draw:id="id6" draw:layer="layout" svg:width="1.905cm" svg:height="1.905cm" svg:x="5.91cm" svg:y="7.115cm">
          <text:p text:style-name="P4"><text:span text:style-name="T4">c12a</text:span></text:p>
          <text:p text:style-name="P4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4.005cm" svg:y1="8.067cm" svg:x2="5.91cm" svg:y2="8.067cm" draw:start-shape="id5" draw:start-glue-point="1" draw:end-shape="id6" draw:end-glue-point="3" svg:d="M4005 8067h1905" svg:viewBox="0 0 1906 1">
          <text:p/>
        </draw:connector>
        <draw:frame draw:style-name="gr2" draw:text-style-name="P3" draw:layer="layout" svg:width="1.905cm" svg:height="0.722cm" svg:x="7.515cm" svg:y="7.345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4" xml:id="id7" draw:id="id7" draw:layer="layout" svg:width="1.905cm" svg:height="1.905cm" svg:x="9.72cm" svg:y="7.115cm">
          <text:p text:style-name="P4"><text:span text:style-name="T5">recursive</text:span><text:span text:style-name="T6">1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7.815cm" svg:y1="8.067cm" svg:x2="9.72cm" svg:y2="8.067cm" draw:end-shape="id7" draw:end-glue-point="3" svg:d="M7815 8067h1905" svg:viewBox="0 0 1906 1">
          <text:p/>
        </draw:connector>
        <draw:frame draw:style-name="gr2" draw:text-style-name="P3" draw:layer="layout" svg:width="1.27cm" svg:height="0.722cm" svg:x="11.525cm" svg:y="6.797cm">
          <draw:text-box>
            <text:p text:style-name="P2"><text:span text:style-name="T2">π</text:span><text:span text:style-name="T3">re1</text:span></text:p>
          </draw:text-box>
        </draw:frame>
        <draw:connector draw:style-name="gr3" draw:text-style-name="P5" draw:layer="layout" draw:type="line" svg:x1="11.625cm" svg:y1="8.067cm" svg:x2="13.53cm" svg:y2="6.797cm" draw:end-shape="id4" draw:end-glue-point="3" svg:d="M11625 8067l1905-1270" svg:viewBox="0 0 1906 1271">
          <text:p/>
        </draw:connector>
        <draw:custom-shape draw:style-name="gr1" draw:text-style-name="P1" xml:id="id8" draw:id="id8" draw:layer="layout" svg:width="1.905cm" svg:height="1.905cm" svg:x="2.1cm" svg:y="9.655cm">
          <text:p text:style-name="P1"><text:span text:style-name="T1">batch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722cm" svg:x="4.005cm" svg:y="9.885cm">
          <draw:text-box>
            <text:p text:style-name="P2"><text:span text:style-name="T2">π</text:span><text:span text:style-name="T3">b</text:span></text:p>
          </draw:text-box>
        </draw:frame>
        <draw:custom-shape draw:style-name="gr1" draw:text-style-name="P4" xml:id="id9" draw:id="id9" draw:layer="layout" svg:width="1.905cm" svg:height="1.905cm" svg:x="5.91cm" svg:y="9.655cm">
          <text:p text:style-name="P4"><text:span text:style-name="T4">c12a</text:span></text:p>
          <text:p text:style-name="P4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4.005cm" svg:y1="10.607cm" svg:x2="5.91cm" svg:y2="10.607cm" draw:start-shape="id8" draw:start-glue-point="1" draw:end-shape="id9" draw:end-glue-point="3" svg:d="M4005 10607h1905" svg:viewBox="0 0 1906 1">
          <text:p/>
        </draw:connector>
        <draw:frame draw:style-name="gr2" draw:text-style-name="P3" draw:layer="layout" svg:width="1.905cm" svg:height="0.722cm" svg:x="7.515cm" svg:y="9.885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4" xml:id="id10" draw:id="id10" draw:layer="layout" svg:width="1.905cm" svg:height="1.905cm" svg:x="9.72cm" svg:y="9.655cm">
          <text:p text:style-name="P4"><text:span text:style-name="T5">recursive</text:span><text:span text:style-name="T6">1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7.815cm" svg:y1="10.607cm" svg:x2="9.72cm" svg:y2="10.607cm" draw:end-shape="id10" draw:end-glue-point="3" svg:d="M7815 10607h1905" svg:viewBox="0 0 1906 1">
          <text:p/>
        </draw:connector>
        <draw:frame draw:style-name="gr2" draw:text-style-name="P3" draw:layer="layout" svg:width="1.905cm" svg:height="0.722cm" svg:x="12.895cm" svg:y="9.337cm">
          <draw:text-box>
            <text:p text:style-name="P2"><text:span text:style-name="T2">π</text:span><text:span text:style-name="T3">re1</text:span></text:p>
          </draw:text-box>
        </draw:frame>
        <draw:connector draw:style-name="gr3" draw:text-style-name="P5" draw:layer="layout" draw:type="line" svg:x1="11.625cm" svg:y1="10.607cm" svg:x2="16.705cm" svg:y2="9.337cm" draw:end-shape="id11" draw:end-glue-point="3" svg:d="M11625 10607l5080-1270" svg:viewBox="0 0 5081 1271">
          <text:p/>
        </draw:connector>
        <draw:custom-shape draw:style-name="gr1" draw:text-style-name="P4" xml:id="id11" draw:id="id11" draw:layer="layout" svg:width="1.905cm" svg:height="1.905cm" svg:x="16.705cm" svg:y="8.385cm">
          <text:p text:style-name="P4"><text:span text:style-name="T5">recursive</text:span><text:span text:style-name="T6">2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722cm" svg:x="18.61cm" svg:y="8.615cm">
          <draw:text-box>
            <text:p text:style-name="P2"><text:span text:style-name="T2">π</text:span><text:span text:style-name="T3">re2</text:span></text:p>
          </draw:text-box>
        </draw:frame>
        <draw:connector draw:style-name="gr3" draw:text-style-name="P5" draw:layer="layout" draw:type="line" svg:x1="18.61cm" svg:y1="9.337cm" svg:x2="20.205cm" svg:y2="9.337cm" draw:end-shape="id12" draw:end-glue-point="3" svg:d="M18610 9337h1595" svg:viewBox="0 0 1596 1">
          <text:p/>
        </draw:connector>
        <draw:connector draw:style-name="gr4" draw:text-style-name="P5" draw:layer="layout" draw:type="line" svg:x1="15.435cm" svg:y1="6.797cm" svg:x2="16.705cm" svg:y2="9.337cm" draw:start-shape="id4" draw:start-glue-point="1" draw:end-shape="id11" draw:end-glue-point="3" svg:d="M15435 6797l1270 2540" svg:viewBox="0 0 1271 2541">
          <text:p/>
        </draw:connector>
        <draw:custom-shape draw:style-name="gr5" draw:text-style-name="P5" draw:layer="layout" svg:width="3.81cm" svg:height="9.525cm" svg:x="5.325cm" svg:y="2.7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658cm" svg:height="9.525cm" svg:x="9.308cm" svg:y="2.7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715cm" svg:height="9.525cm" svg:x="13.143cm" svg:y="2.70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547cm" svg:height="2.54cm" svg:x="13.143cm" svg:y="2.57cm">
          <draw:text-box>
            <text:p><text:span text:style-name="T7">Aggregation</text:span></text:p>
            <text:p><text:span text:style-name="T7">Stage</text:span></text:p>
            <text:p/>
          </draw:text-box>
        </draw:frame>
        <draw:frame draw:style-name="gr8" draw:text-style-name="P8" draw:layer="layout" svg:width="4.547cm" svg:height="2.54cm" svg:x="9.235cm" svg:y="2.565cm">
          <draw:text-box>
            <text:p><text:span text:style-name="T7">Normalization</text:span></text:p>
            <text:p><text:span text:style-name="T7">Stage</text:span></text:p>
            <text:p/>
          </draw:text-box>
        </draw:frame>
        <draw:frame draw:style-name="gr8" draw:text-style-name="P8" draw:layer="layout" svg:width="4.547cm" svg:height="2.54cm" svg:x="5.273cm" svg:y="2.565cm">
          <draw:text-box>
            <text:p><text:span text:style-name="T7">Compression</text:span></text:p>
            <text:p><text:span text:style-name="T7">Stage</text:span></text:p>
            <text:p/>
          </draw:text-box>
        </draw:frame>
        <draw:custom-shape draw:style-name="gr9" draw:text-style-name="P7" draw:layer="layout" svg:width="4.826cm" svg:height="9.525cm" svg:x="19.043cm" svg:y="2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4.547cm" svg:height="2.54cm" svg:x="19.043cm" svg:y="2.59cm">
          <draw:text-box>
            <text:p><text:span text:style-name="T7">Final</text:span></text:p>
            <text:p><text:span text:style-name="T7">Stage</text:span></text:p>
            <text:p/>
          </draw:text-box>
        </draw:frame>
        <draw:custom-shape draw:style-name="gr1" draw:text-style-name="P4" xml:id="id12" draw:id="id12" draw:layer="layout" svg:width="1.905cm" svg:height="1.905cm" svg:x="20.205cm" svg:y="8.385cm">
          <text:p text:style-name="P4"><text:span text:style-name="T5">recursive</text:span><text:span text:style-name="T6">f</text:span></text:p>
          <text:p text:style-name="P6"><text:span text:style-name="T4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722cm" svg:x="22.004cm" svg:y="8.59cm">
          <draw:text-box>
            <text:p text:style-name="P2"><text:span text:style-name="T2">π</text:span><text:span text:style-name="T3">ref</text:span></text:p>
          </draw:text-box>
        </draw:frame>
        <draw:connector draw:style-name="gr3" draw:text-style-name="P5" draw:layer="layout" draw:type="line" svg:x1="22.11cm" svg:y1="9.337cm" svg:x2="24.46cm" svg:y2="9.345cm" draw:start-shape="id12" draw:start-glue-point="1" svg:d="M22110 9337l2350 8" svg:viewBox="0 0 2351 9">
          <text:p/>
        </draw:connector>
        <draw:frame draw:style-name="gr2" draw:text-style-name="P3" draw:layer="layout" svg:width="1.905cm" svg:height="0.722cm" svg:x="15.435cm" svg:y="7.028cm">
          <draw:text-box>
            <text:p text:style-name="P2"><text:span text:style-name="T2">π</text:span><text:span text:style-name="T3">re2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59M11S</meta:editing-duration>
    <meta:editing-cycles>16</meta:editing-cycles>
    <meta:generator>LibreOffice/7.3.7.2$Linux_X86_64 LibreOffice_project/30$Build-2</meta:generator>
    <dc:date>2023-01-13T16:43:44.416972318</dc:date>
    <meta:document-statistic meta:object-count="67"/>
  </office:meta>
</office:document-meta>
</file>